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700000153306B87A2C8EBE6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23.916cm" fo:min-width="17.491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ffffff"/>
      <style:text-properties fo:color="#ffffff" loext:opacity="100%" loext:color-lum-mod="100%" loext:color-lum-off="0%"/>
    </style:style>
    <style:style style:name="P5" style:family="paragraph">
      <style:paragraph-properties fo:text-align="start"/>
      <style:text-properties fo:color="#ffffff" loext:opacity="100%"/>
    </style:style>
    <style:style style:name="P6" style:family="paragraph">
      <loext:graphic-properties draw:fill="none" draw:fill-color="#ffffff"/>
      <style:paragraph-properties fo:text-align="start"/>
      <style:text-properties fo:color="#ffffff" loext:opacity="100%" loext:color-lum-mod="100%" loext:color-lum-off="0%"/>
    </style:style>
    <style:style style:name="P7" style:family="paragraph">
      <style:paragraph-properties fo:text-align="center"/>
      <style:text-properties fo:color="#ffffff" loext:opacity="100%"/>
    </style:style>
    <style:style style:name="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/>
    </style:style>
    <style:style style:name="T1" style:family="text">
      <style:text-properties fo:color="#ffffff" loext:opacity="100%" style:text-position="0% 100%" fo:font-size="14pt" style:font-size-asian="14pt" style:font-size-complex="14pt"/>
    </style:style>
    <style:style style:name="T2" style:family="text">
      <style:text-properties fo:color="#ffffff" loext:opacity="100%" style:text-position="-8% 58%" fo:font-size="14pt" style:font-size-asian="14pt" style:font-size-complex="14pt"/>
    </style:style>
    <style:style style:name="T3" style:family="text">
      <style:text-properties fo:color="#ffffff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991cm" svg:height="24.166cm" svg:x="1.517cm" svg:y="2.89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13cm" svg:height="11.958cm" svg:x="6.143cm" svg:y="8.87cm">
          <draw:image xlink:href="Pictures/10000000000000F700000153306B87A2C8EBE692.png" xlink:type="simple" xlink:show="embed" xlink:actuate="onLoad" draw:mime-type="image/png">
            <text:p/>
          </draw:image>
        </draw:frame>
        <draw:frame draw:style-name="gr3" draw:text-style-name="P4" draw:layer="layout" svg:width="3.822cm" svg:height="0.802cm" svg:x="9.772cm" svg:y="10.336cm">
          <draw:text-box>
            <text:p text:style-name="P3"><text:span text:style-name="T1">M</text:span><text:span text:style-name="T2">1</text:span><text:span text:style-name="T1"> = 520 ± 30g</text:span></text:p>
          </draw:text-box>
        </draw:frame>
        <draw:frame draw:style-name="gr3" draw:text-style-name="P4" draw:layer="layout" svg:width="3.822cm" svg:height="0.802cm" svg:x="3.81cm" svg:y="13.653cm">
          <draw:text-box>
            <text:p text:style-name="P3"><text:span text:style-name="T1">M</text:span><text:span text:style-name="T2">2</text:span><text:span text:style-name="T1"> = 230 ± 16g</text:span></text:p>
          </draw:text-box>
        </draw:frame>
        <draw:frame draw:style-name="gr3" draw:text-style-name="P4" draw:layer="layout" svg:width="3.271cm" svg:height="0.802cm" svg:x="11.572cm" svg:y="18.839cm">
          <draw:text-box>
            <text:p text:style-name="P3"><text:span text:style-name="T1">M</text:span><text:span text:style-name="T2">3</text:span><text:span text:style-name="T1"> = 90 ± 1g</text:span></text:p>
          </draw:text-box>
        </draw:frame>
        <draw:frame draw:style-name="gr4" draw:text-style-name="P6" draw:layer="layout" svg:width="2.094cm" svg:height="1.353cm" svg:x="9.667cm" svg:y="12.276cm">
          <draw:text-box>
            <text:p text:style-name="P5"><text:span text:style-name="T3">Node 0</text:span></text:p>
            <text:p text:style-name="P5"><text:span text:style-name="T3">(origin)</text:span></text:p>
          </draw:text-box>
        </draw:frame>
        <draw:frame draw:style-name="gr3" draw:text-style-name="P4" draw:layer="layout" svg:width="2.094cm" svg:height="0.802cm" svg:x="7.938cm" svg:y="14.956cm">
          <draw:text-box>
            <text:p text:style-name="P3"><text:span text:style-name="T3">Node 1</text:span></text:p>
          </draw:text-box>
        </draw:frame>
        <draw:frame draw:style-name="gr3" draw:text-style-name="P4" draw:layer="layout" svg:width="2.094cm" svg:height="0.802cm" svg:x="11.924cm" svg:y="16.473cm">
          <draw:text-box>
            <text:p text:style-name="P3"><text:span text:style-name="T3">Node 2</text:span></text:p>
          </draw:text-box>
        </draw:frame>
        <draw:frame draw:style-name="gr3" draw:text-style-name="P8" draw:layer="layout" svg:width="2.094cm" svg:height="1.353cm" svg:x="10.301cm" svg:y="19.401cm">
          <draw:text-box>
            <text:p text:style-name="P7"><text:span text:style-name="T3">Node 3</text:span></text:p>
            <text:p text:style-name="P7"><text:span text:style-name="T3">(end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9T12:56:22.082518716</dc:date>
    <meta:editing-duration>PT10M48S</meta:editing-duration>
    <meta:editing-cycles>1</meta:editing-cycles>
    <meta:document-statistic meta:object-count="9"/>
    <meta:generator>LibreOffice/7.4.2.3$Linux_X86_64 LibreOffice_project/40$Build-3</meta:generator>
  </office:meta>
</office:document-meta>
</file>